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73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Trưng, Phường Bến Nghé, <text:tab/><text:tab/>Quận 1, Tp. HCM</text:span></text:p>
      <text:p text:style-name="P4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6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6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6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6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6">Mã chiết tính:<text:tab/><text:placeholder text:placeholder-type="text">&lt;o.ma_bang_chiettinh_chiphi_sua&gt;</text:placeholder><text:tab/>Mã xưởng:<text:tab/><text:placeholder text:placeholder-type="text">&lt;o.ma_xuong_id and o.ma_xuong_id.code or ''&gt;</text:placeholder></text:p>
      <text:p text:style-name="P5">Diễn giải:<text:tab/><text:placeholder text:placeholder-type="text">&lt;get_diengiai()&gt;</text:placeholder></text:p>
      <text:p text:style-name="P5">Phương thức thanh toán: <text:placeholder text:placeholder-type="text">&lt;get_phuongthuc_thanhtoan()&gt;</text:placeholder></text:p>
      <text:p text:style-name="P5"><text:soft-page-break/>Số tiền: <text:tab/><text:placeholder text:placeholder-type="text">&lt;convert_amount(get_sotien())&gt;</text:placeholder></text:p>
      <text:p text:style-name="P5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4.02mm" fo:margin-bottom="8.84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5T13:43:37</dc:date>
    <meta:editing-duration>PT6H6M48S</meta:editing-duration>
    <meta:editing-cycles>155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107" meta:character-count="839" meta:non-whitespace-character-count="736"/>
  </office:meta>
</office:document-meta>
</file>